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rtin delporte :</text:p>
      <text:p text:style-name="Standard">Passionné de jeux vidéo et de narratologie, son rêve est de créer une ville plus verte et où les transports en communs seraient vraiment mis en avant. Il est âgé de 77 ans </text:p>
      <text:p text:style-name="Standard"/>
      <text:p text:style-name="Standard">Josias Van Droogenbroeck :</text:p>
      <text:p text:style-name="Standard">Cet homme est obsédé par l'optimisation et c'est donc pourquoi il s'applique à imaginer ce concept de ville contemporaine, Il adore le domaine spatial, la géopolitique et Lady Gaga. Il a seulement 21 ans mais est déjà un précurseur dans la startup n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ias Van Droogenbroeck</meta:initial-creator>
    <meta:creation-date>2018-12-16T23:54:11.75</meta:creation-date>
    <meta:document-statistic meta:table-count="0" meta:image-count="0" meta:object-count="0" meta:page-count="1" meta:paragraph-count="4" meta:word-count="83" meta:character-count="470"/>
    <dc:date>2018-12-16T23:59:59.69</dc:date>
    <dc:creator>Josias Van Droogenbroeck</dc:creator>
    <meta:editing-duration>PT5M49S</meta:editing-duration>
    <meta:editing-cycles>1</meta:editing-cycles>
    <meta:generator>OpenOffice/4.1.3$Win32 OpenOffice.org_project/413m1$Build-9783</meta:generator>
  </office:meta>
</office:document-meta>
</file>